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font-weight="bold" style:font-weight-asian="bold" style:font-weight-complex="bold"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8" style:parent-style-name="DefaultParagraphFont" style:family="text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24" style:parent-style-name="DefaultParagraphFont" style:family="text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ListParagraph" style:list-style-name="LFO1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font-weight="bold" style:font-weight-asian="bold" style:font-weight-complex="bold"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36" style:parent-style-name="DefaultParagraphFont" style:family="text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47" style:parent-style-name="DefaultParagraphFont" style:family="text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font-weight="bold" style:font-weight-asian="bold" style:font-weight-complex="bold" fo:language="en" fo:country="US"/>
    </style:style>
    <style:style style:name="P55" style:parent-style-name="Normal" style:family="paragraph">
      <style:text-properties fo:language="en" fo:country="US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58" style:parent-style-name="DefaultParagraphFont" style:family="text">
      <style:text-properties fo:language="en" fo:country="US"/>
    </style:style>
    <style:style style:name="T59" style:parent-style-name="DefaultParagraphFont" style:family="text">
      <style:text-properties fo:language="en" fo:country="US"/>
    </style:style>
    <style:style style:name="T60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61" style:parent-style-name="DefaultParagraphFont" style:family="text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65" style:parent-style-name="DefaultParagraphFont" style:family="text">
      <style:text-properties fo:language="en" fo:country="US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68" style:parent-style-name="DefaultParagraphFont" style:family="text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font-weight="bold" style:font-weight-asian="bold" style:font-weight-complex="bold" fo:language="en" fo:country="US"/>
    </style:style>
    <style:style style:name="P72" style:parent-style-name="Normal" style:family="paragraph">
      <style:text-properties fo:font-weight="bold" style:font-weight-asian="bold" style:font-weight-complex="bold"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77" style:parent-style-name="DefaultParagraphFont" style:family="text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T79" style:parent-style-name="DefaultParagraphFont" style:family="text">
      <style:text-properties fo:language="en" fo:country="US"/>
    </style:style>
    <style:style style:name="T80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81" style:parent-style-name="DefaultParagraphFont" style:family="text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font-weight="bold" style:font-weight-asian="bold" style:font-weight-complex="bold" fo:language="en" fo:country="US"/>
    </style:style>
    <style:style style:name="P84" style:parent-style-name="Normal" style:family="paragraph">
      <style:text-properties fo:font-weight="bold" style:font-weight-asian="bold" style:font-weight-complex="bold" fo:language="en" fo:country="US"/>
    </style:style>
    <style:style style:name="T85" style:parent-style-name="DefaultParagraphFont" style:family="text">
      <style:text-properties fo:language="en" fo:country="US"/>
    </style:style>
    <style:style style:name="T8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87" style:parent-style-name="DefaultParagraphFont" style:family="text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T90" style:parent-style-name="DefaultParagraphFont" style:family="text">
      <style:text-properties fo:language="en" fo:country="US"/>
    </style:style>
    <style:style style:name="T91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92" style:parent-style-name="DefaultParagraphFont" style:family="text">
      <style:text-properties fo:language="en" fo:country="US"/>
    </style:style>
    <style:style style:name="P93" style:parent-style-name="ListParagraph" style:list-style-name="LFO2" style:family="paragraph"/>
    <style:style style:name="T94" style:parent-style-name="DefaultParagraphFont" style:family="text">
      <style:text-properties fo:language="en" fo:country="US"/>
    </style:style>
    <style:style style:name="T95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96" style:parent-style-name="DefaultParagraphFont" style:family="text">
      <style:text-properties fo:language="en" fo:country="US"/>
    </style:style>
    <style:style style:name="P97" style:parent-style-name="ListParagraph" style:list-style-name="LFO2" style:family="paragraph">
      <style:text-properties fo:language="en" fo:country="US"/>
    </style:style>
    <style:style style:name="P98" style:parent-style-name="ListParagraph" style:list-style-name="LFO2" style:family="paragraph">
      <style:text-properties fo:language="en" fo:country="US"/>
    </style:style>
    <style:style style:name="P99" style:parent-style-name="ListParagraph" style:list-style-name="LFO2" style:family="paragraph"/>
    <style:style style:name="T100" style:parent-style-name="DefaultParagraphFont" style:family="text">
      <style:text-properties fo:language="en" fo:country="US"/>
    </style:style>
    <style:style style:name="T101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02" style:parent-style-name="DefaultParagraphFont" style:family="text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font-weight="bold" style:font-weight-asian="bold" style:font-weight-complex="bold" fo:language="en" fo:country="US"/>
    </style:style>
    <style:style style:name="P107" style:parent-style-name="Normal" style:family="paragraph">
      <style:text-properties fo:language="en" fo:country="US"/>
    </style:style>
    <style:style style:name="T108" style:parent-style-name="DefaultParagraphFont" style:family="text">
      <style:text-properties fo:language="en" fo:country="US"/>
    </style:style>
    <style:style style:name="T109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13" style:parent-style-name="DefaultParagraphFont" style:family="text">
      <style:text-properties fo:language="en" fo:country="US"/>
    </style:style>
    <style:style style:name="T114" style:parent-style-name="DefaultParagraphFont" style:family="text">
      <style:text-properties fo:language="en" fo:country="US"/>
    </style:style>
    <style:style style:name="T115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16" style:parent-style-name="DefaultParagraphFont" style:family="text">
      <style:text-properties fo:language="en" fo:country="US"/>
    </style:style>
    <style:style style:name="T11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language="en" fo:country="US"/>
    </style:style>
    <style:style style:name="T120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27" style:parent-style-name="DefaultParagraphFont" style:family="text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ListParagraph" style:list-style-name="LFO3" style:family="paragraph">
      <style:text-properties fo:language="en" fo:country="US"/>
    </style:style>
    <style:style style:name="P131" style:parent-style-name="ListParagraph" style:list-style-name="LFO3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font-weight="bold" style:font-weight-asian="bold" style:font-weight-complex="bold" fo:language="en" fo:country="US"/>
    </style:style>
    <style:style style:name="P134" style:parent-style-name="Normal" style:family="paragraph">
      <style:text-properties fo:font-weight="bold" style:font-weight-asian="bold" style:font-weight-complex="bold"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ListParagraph" style:list-style-name="LFO1" style:family="paragraph"/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40" style:parent-style-name="DefaultParagraphFont" style:family="text">
      <style:text-properties fo:language="en" fo:country="US"/>
    </style:style>
    <style:style style:name="P141" style:parent-style-name="ListParagraph" style:list-style-name="LFO4" style:family="paragraph">
      <style:text-properties fo:language="en" fo:country="US"/>
    </style:style>
    <style:style style:name="P142" style:parent-style-name="ListParagraph" style:list-style-name="LFO4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T152" style:parent-style-name="DefaultParagraphFont" style:family="text">
      <style:text-properties fo:language="en" fo:country="US"/>
    </style:style>
    <style:style style:name="T153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54" style:parent-style-name="DefaultParagraphFont" style:family="text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T157" style:parent-style-name="DefaultParagraphFont" style:family="text">
      <style:text-properties fo:language="en" fo:country="US"/>
    </style:style>
    <style:style style:name="T158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59" style:parent-style-name="DefaultParagraphFont" style:family="text">
      <style:text-properties fo:language="en" fo:country="US"/>
    </style:style>
    <style:style style:name="T160" style:parent-style-name="DefaultParagraphFont" style:family="text">
      <style:text-properties fo:language="en" fo:country="US"/>
    </style:style>
    <style:style style:name="T161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62" style:parent-style-name="DefaultParagraphFont" style:family="text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font-weight="bold" style:font-weight-asian="bold" style:font-weight-complex="bold" fo:language="en" fo:country="US"/>
    </style:style>
    <style:style style:name="P166" style:parent-style-name="Normal" style:family="paragraph">
      <style:text-properties fo:font-weight="bold" style:font-weight-asian="bold" style:font-weight-complex="bold" fo:language="en" fo:country="US"/>
    </style:style>
    <style:style style:name="P167" style:parent-style-name="Normal" style:family="paragraph">
      <style:text-properties fo:language="en" fo:country="US"/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70" style:parent-style-name="DefaultParagraphFont" style:family="text">
      <style:text-properties fo:language="en" fo:country="US"/>
    </style:style>
    <style:style style:name="T171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72" style:parent-style-name="DefaultParagraphFont" style:family="text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ListParagraph" style:list-style-name="LFO1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81" style:parent-style-name="DefaultParagraphFont" style:family="text">
      <style:text-properties fo:language="en" fo:country="US"/>
    </style:style>
    <style:style style:name="T182" style:parent-style-name="DefaultParagraphFont" style:family="text">
      <style:text-properties fo:language="en" fo:country="US"/>
    </style:style>
    <style:style style:name="T183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84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Mémoire Elvric !</text:p>
      <text:p text:style-name="P2"/>
      <text:p text:style-name="P3">DT – digital twin</text:p>
      <text:p text:style-name="P4">PT – physical twin</text:p>
      <text:p text:style-name="P5">UDT – urban digital twin</text:p>
      <text:p text:style-name="P6"/>
      <text:p text:style-name="P7">Introduction:</text:p>
      <text:p text:style-name="P8"/>
      <text:p text:style-name="P9">Interest in smart cities is growing, as well as amount of data collected.</text:p>
      <text:p text:style-name="Normal"><text:span text:style-name="T10">Digital model<text:s/></text:span><text:span text:style-name="T11"></text:span><text:span text:style-name="T12"><text:s/>no data exchange between DT and PT</text:span></text:p>
      <text:p text:style-name="Normal"><text:span text:style-name="T13">Digital shadow<text:s/></text:span><text:span text:style-name="T14"></text:span><text:span text:style-name="T15"><text:s/>data exchange between physical and digital (only 1 direction)</text:span></text:p>
      <text:p text:style-name="Normal"><text:span text:style-name="T16">Digital twin<text:s/></text:span><text:span text:style-name="T17"></text:span><text:span text:style-name="T18"><text:s/>data exchange is bi direction and live.</text:span></text:p>
      <text:p text:style-name="P19"/>
      <text:p text:style-name="P20">DT relies on live data to change state of PT (may change state if needed not required obv)</text:p>
      <text:p text:style-name="P21"/>
      <text:p text:style-name="Normal"><text:span text:style-name="T22">UDT<text:s/></text:span><text:span text:style-name="T23"></text:span><text:span text:style-name="T24"><text:s/>data of different actors already been collected, GOOD</text:span></text:p>
      <text:p text:style-name="P25"><text:tab/>Each actor has different data management process, BAD</text:p>
      <text:list text:style-name="LFO1" text:continue-numbering="true">
        <text:list-item>
          <text:p text:style-name="P26">Need to standardize data</text:p>
        </text:list-item>
      </text:list>
      <text:p text:style-name="P27">Since DT have real time data access, cyber attacks can be dangerous, especially since DT can change the state of PT!</text:p>
      <text:p text:style-name="P28"/>
      <text:p text:style-name="P29">6 layers based urban DT</text:p>
      <text:p text:style-name="P30"/>
      <text:p text:style-name="P31">Business layer: output layer</text:p>
      <text:p text:style-name="P32">Functional layer: computation of output given input<text:s/></text:p>
      <text:p text:style-name="P33">Information layer: storage of data</text:p>
      <text:p text:style-name="Normal"><text:span text:style-name="T34">Data processing layer: standardize data?<text:s/></text:span><text:span text:style-name="T35"></text:span><text:span text:style-name="T36"><text:s/>input?</text:span></text:p>
      <text:p text:style-name="P37">Communication layer: bi-direction automated channels between DT and PT</text:p>
      <text:p text:style-name="P38">Integration layer: capture real time data from PT</text:p>
      <text:p text:style-name="P39"/>
      <text:p text:style-name="P40"/>
      <text:p text:style-name="P41">Different security issues arise from the integration layer, devices can be hacked to feed faulty data.</text:p>
      <text:soft-page-break/>
      <text:p text:style-name="P42">Context of data is important (when etc it was collected), reliable data is not a certainty</text:p>
      <text:p text:style-name="P43"/>
      <text:p text:style-name="P44">3 types of computation:</text:p>
      <text:p text:style-name="Normal"><text:span text:style-name="T45">Edge computing: isolated computing platforms<text:s/></text:span><text:span text:style-name="T46"></text:span><text:span text:style-name="T47"><text:s/>performs computations on raw data from sensor</text:span></text:p>
      <text:p text:style-name="P48">Fog computing: between edge devices (sensors), and the cloud, receives data from multiple sensors on different networks in close geographical location</text:p>
      <text:p text:style-name="P49">Cloud computing: centralized and high capacity computing , networking and storage</text:p>
      <text:p text:style-name="P50"/>
      <text:p text:style-name="P51">This split is important when dealing with large amount of time series information</text:p>
      <text:p text:style-name="P52"/>
      <text:p text:style-name="P53"/>
      <text:p text:style-name="P54">3 existing framework and standards in UDT</text:p>
      <text:p text:style-name="P55"/>
      <text:p text:style-name="Normal"><text:span text:style-name="T56">BIM framework<text:s/></text:span><text:span text:style-name="T57"></text:span><text:span text:style-name="T58"><text:s/>improve collaboration between actors involved in lifetime cycle of a building, object oriented approach</text:span></text:p>
      <text:p text:style-name="Normal"><text:span text:style-name="T59">Need to start using semantic web in BIM<text:s/></text:span><text:span text:style-name="T60"></text:span><text:span text:style-name="T61"><text:s/>what are advantages SW</text:span></text:p>
      <text:p text:style-name="P62"/>
      <text:p text:style-name="Normal"><text:span text:style-name="T63">GIS framework<text:s/></text:span><text:span text:style-name="T64"></text:span><text:span text:style-name="T65"><text:s/>store and use geographical special data. Integration of GIS and BIM can be used to create 3d models of cities<text:s/></text:span></text:p>
      <text:p text:style-name="Normal"><text:span text:style-name="T66">To integrate both models it is proposed to transfer both mothers to a semantic web RDF technology to define the data scheme and solve the interoperability problem<text:s/></text:span><text:span text:style-name="T67"></text:span><text:span text:style-name="T68"><text:s/>can query using SPARQL</text:span></text:p>
      <text:p text:style-name="P69"/>
      <text:p text:style-name="P70"/>
      <text:p text:style-name="P71">Identified requirements</text:p>
      <text:p text:style-name="P72"/>
      <text:p text:style-name="P73">See tables</text:p>
      <text:p text:style-name="P74"/>
      <text:p text:style-name="Normal"><text:span text:style-name="T75">Non functional layers<text:s/></text:span><text:span text:style-name="T76"></text:span><text:span text:style-name="T77"><text:s/>multiple actors are involved, need an institutional framework through which the UDT will be built. Require multi party access control framework</text:span></text:p>
      <text:p text:style-name="P78"/>
      <text:p text:style-name="Normal"><text:span text:style-name="T79">Functional layer<text:s/></text:span><text:span text:style-name="T80"></text:span><text:span text:style-name="T81"><text:s/>services ownership and standards need to be established to foster interoperability<text:s/></text:span></text:p>
      <text:p text:style-name="P82"/>
      <text:soft-page-break/>
      <text:p text:style-name="P83">Proposed framework</text:p>
      <text:p text:style-name="P84"/>
      <text:p text:style-name="Normal"><text:span text:style-name="T85">Problem/difficulty<text:s/></text:span><text:span text:style-name="T86"></text:span><text:span text:style-name="T87"><text:s/>multi actor aspects of UDT make integration harder than in a simple DT</text:span></text:p>
      <text:p text:style-name="P88">This raises the problem of data ownership<text:s/></text:p>
      <text:p text:style-name="P89"/>
      <text:p text:style-name="Normal"><text:span text:style-name="T90">Data mesh paradigm<text:s/></text:span><text:span text:style-name="T91"></text:span><text:span text:style-name="T92"><text:s/>proposes a decentralized data architecture permitting the extraction of large scale analytical data, there are 4 pillars: (5.1.X)</text:span></text:p>
      <text:list text:style-name="LFO2" text:continue-numbering="true">
        <text:list-item>
          <text:p text:style-name="P93"><text:span text:style-name="T94">Domain ownership<text:s/></text:span><text:span text:style-name="T95"></text:span><text:span text:style-name="T96"><text:s/>domains are responsible for storing and serving the data they create</text:span></text:p>
        </text:list-item>
        <text:list-item>
          <text:p text:style-name="P97">Addresses data accessibility and quality<text:s/></text:p>
        </text:list-item>
        <text:list-item>
          <text:p text:style-name="P98">A platform would be put in place so that data owners would be able to have domain autonomy</text:p>
        </text:list-item>
        <text:list-item>
          <text:p text:style-name="P99"><text:span text:style-name="T100">Data mesh follows a distributed approach to data management<text:s/></text:span><text:span text:style-name="T101"></text:span><text:span text:style-name="T102"><text:s/>requires regulation to foster interoperability of the data products created</text:span></text:p>
        </text:list-item>
      </text:list>
      <text:p text:style-name="P103"/>
      <text:p text:style-name="P104">…</text:p>
      <text:p text:style-name="P105"/>
      <text:p text:style-name="P106">Threat and risk evaluation</text:p>
      <text:p text:style-name="P107"/>
      <text:p text:style-name="Normal"><text:span text:style-name="T108">Spoofing<text:s/></text:span><text:span text:style-name="T109"></text:span><text:span text:style-name="T110"><text:s/>X successfully identifies as Y</text:span></text:p>
      <text:p text:style-name="Normal"><text:span text:style-name="T111">Tampering<text:s/></text:span><text:span text:style-name="T112"></text:span><text:span text:style-name="T113"><text:s/>unauthorized modification of a system</text:span></text:p>
      <text:p text:style-name="Normal"><text:span text:style-name="T114">Repudiation<text:s/></text:span><text:span text:style-name="T115"></text:span><text:span text:style-name="T116"><text:s/>no correct log tracking<text:s/></text:span><text:span text:style-name="T117"></text:span><text:span text:style-name="T118"><text:s/>user will be able to deny past actions</text:span></text:p>
      <text:p text:style-name="Normal"><text:span text:style-name="T119">Information disclosure<text:s/></text:span><text:span text:style-name="T120"></text:span><text:span text:style-name="T121"><text:s/>information leakage</text:span></text:p>
      <text:p text:style-name="Normal"><text:span text:style-name="T122">Denial of service<text:s/></text:span><text:span text:style-name="T123"></text:span><text:span text:style-name="T124"><text:s/>render service inaccessible</text:span></text:p>
      <text:p text:style-name="Normal"><text:span text:style-name="T125">Elevation of privilege<text:s/></text:span><text:span text:style-name="T126"></text:span><text:span text:style-name="T127"><text:s/>gain unauthorized privileged access into a system</text:span></text:p>
      <text:p text:style-name="P128"/>
      <text:p text:style-name="P129">Risk is evaluated on 2 parameters:</text:p>
      <text:list text:style-name="LFO3" text:continue-numbering="true">
        <text:list-item>
          <text:p text:style-name="P130">How likely is it to being possible?</text:p>
        </text:list-item>
        <text:list-item>
          <text:p text:style-name="P131">How dangerous is it if it happens?</text:p>
        </text:list-item>
      </text:list>
      <text:p text:style-name="P132"/>
      <text:p text:style-name="P133">Access control<text:s/></text:p>
      <text:p text:style-name="P134"/>
      <text:p text:style-name="P135">0 true model for authentication<text:s/></text:p>
      <text:p text:style-name="P136">Public key certificate is the standard to secure client to server connection over TLS</text:p>
      <text:soft-page-break/>
      <text:list text:style-name="LFO1" text:continue-numbering="true">
        <text:list-item>
          <text:p text:style-name="P137"><text:span text:style-name="T138">Mutual TLS authentication is possible between 2 independent services, can be used in service mesh architecture.<text:s/></text:span><text:span text:style-name="T139"></text:span><text:span text:style-name="T140"><text:s/>it serves 2 purposes</text:span></text:p>
        </text:list-item>
      </text:list>
      <text:list text:style-name="LFO4" text:continue-numbering="true">
        <text:list-item>
          <text:p text:style-name="P141">Authenticate the entity holding the private key to a given public key.</text:p>
        </text:list-item>
        <text:list-item>
          <text:p text:style-name="P142">Identifiable attributes to be included directly in the certificate.<text:s/></text:p>
        </text:list-item>
      </text:list>
      <text:p text:style-name="P143"/>
      <text:p text:style-name="P144">Certificate attributes:</text:p>
      <text:p text:style-name="P145"><text:tab/>Serial number, issuer ? , subject ? , validity (of the certificate), subject key info (public key), key usage, basic constraints, name constraints, subject alternative name, extended key usage</text:p>
      <text:p text:style-name="P146">To standardize attribute names they all must follow an object identifier</text:p>
      <text:p text:style-name="P147"/>
      <text:p text:style-name="P148">Certificate authentication:</text:p>
      <text:p text:style-name="P149">Federal authentication system, identity management delegated to the city actors</text:p>
      <text:p text:style-name="P150"/>
      <text:p text:style-name="P151">Certificate transparency:</text:p>
      <text:p text:style-name="Normal"><text:span text:style-name="T152">Store all logs in a server<text:s/></text:span><text:span text:style-name="T153"></text:span><text:span text:style-name="T154"><text:s/>all valid certificates are indexed and can be tracked<text:s/></text:span></text:p>
      <text:p text:style-name="P155"/>
      <text:p text:style-name="P156">Certificate revocation:</text:p>
      <text:p text:style-name="Normal"><text:span text:style-name="T157">We can use certificate revocation list<text:s/></text:span><text:span text:style-name="T158"></text:span><text:span text:style-name="T159"><text:s/>the revocation is added to the list, we don’t remove the previous valid certification. As the logs for the valid certificates are append only!!!</text:span></text:p>
      <text:p text:style-name="Normal"><text:span text:style-name="T160">This is done via online certificate status protocol<text:s/></text:span><text:span text:style-name="T161"></text:span><text:span text:style-name="T162"><text:s/>not locally, as download, storage and computational power would be required.<text:s/></text:span></text:p>
      <text:p text:style-name="P163">We could add the revoked certificates to the original logs themselves, keep both together.</text:p>
      <text:p text:style-name="P164"/>
      <text:p text:style-name="P165">Authorization method for resource access control</text:p>
      <text:p text:style-name="P166"/>
      <text:p text:style-name="P167">Message brokers:</text:p>
      <text:p text:style-name="Normal"><text:span text:style-name="T168">Message broker relays the passing data to its consumers.<text:s/></text:span><text:span text:style-name="T169"></text:span><text:span text:style-name="T170"><text:s/>topics make the data stream addressable ?<text:s/></text:span><text:span text:style-name="T171"></text:span><text:span text:style-name="T172"><text:s/>packed into a message event<text:s/></text:span></text:p>
      <text:p text:style-name="P173">A consumer is preregistered as a subscriber to a topic to be able to read it</text:p>
      <text:list text:style-name="LFO1" text:continue-numbering="true">
        <text:list-item>
          <text:p text:style-name="P174">The topic is the protected resource on the platform</text:p>
        </text:list-item>
      </text:list>
      <text:p text:style-name="P175"/>
      <text:p text:style-name="P176">UMA:</text:p>
      <text:p text:style-name="P177">Extends the traditional oath 2.0 authorization framework<text:s/></text:p>
      <text:p text:style-name="P178"/>
      <text:soft-page-break/>
      <text:p text:style-name="Normal"><text:span text:style-name="T179">Resource server<text:s/></text:span><text:span text:style-name="T180"></text:span><text:span text:style-name="T181"><text:s/>authenticates requests from authorization server (where topic is stored?)</text:span></text:p>
      <text:p text:style-name="Normal"><text:span text:style-name="T182">Authorization server<text:s/></text:span><text:span text:style-name="T183"></text:span><text:span text:style-name="T184"><text:s/>verifies identity of consumers asking to read resour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sta Da Quinta Joao</meta:initial-creator>
    <dc:creator>Costa Da Quinta Joao</dc:creator>
    <meta:creation-date>2023-03-05T16:27:00Z</meta:creation-date>
    <dc:date>2023-03-05T19:59:00Z</dc:date>
    <meta:template xlink:href="Normal" xlink:type="simple"/>
    <meta:editing-cycles>3</meta:editing-cycles>
    <meta:editing-duration>PT2040S</meta:editing-duration>
    <meta:document-statistic meta:page-count="5" meta:paragraph-count="11" meta:word-count="857" meta:character-count="5562" meta:row-count="39" meta:non-whitespace-character-count="4716"/>
  </office:meta>
</office:document-meta>
</file>